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0.988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66" draw:opacity="3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239cm" svg:height="1.016cm" svg:x="7.25cm" svg:y="3.943cm">
          <draw:text-box>
            <text:p>Ämnespecifik kunskap</text:p>
          </draw:text-box>
        </draw:frame>
        <draw:frame draw:style-name="gr4" draw:text-style-name="P3" draw:layer="layout" svg:width="4.953cm" svg:height="1.143cm" svg:x="8.139cm" svg:y="5.98cm">
          <draw:text-box>
            <text:p>Maskininlärning</text:p>
          </draw:text-box>
        </draw:frame>
        <draw:custom-shape draw:style-name="gr5" draw:text-style-name="P4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.393cm" svg:height="6.144cm" draw:transform="rotate (-0.111701072127637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19E-017) rotate (0.648215284190694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2E-017) rotate (0.330914426178125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-0.286233997327069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445cm" svg:height="1.143cm" svg:x="4.113cm" svg:y="8.15cm">
          <draw:text-box>
            <text:p>Robotik</text:p>
          </draw:text-box>
        </draw:frame>
        <draw:frame draw:style-name="gr10" draw:text-style-name="P6" draw:layer="layout" svg:width="4.191cm" svg:height="1.673cm" svg:x="3.324cm" svg:y="11.079cm">
          <draw:text-box>
            <text:p text:style-name="P5">Datorseende</text:p>
            <text:p text:style-name="P5">bildanalys</text:p>
          </draw:text-box>
        </draw:frame>
        <draw:frame draw:style-name="gr3" draw:text-style-name="P3" draw:layer="layout" svg:width="5.08cm" svg:height="1.016cm" svg:x="3.732cm" svg:y="14.027cm">
          <draw:text-box>
            <text:p>Språkteknologi</text:p>
          </draw:text-box>
        </draw:frame>
        <draw:frame draw:style-name="gr4" draw:text-style-name="P3" draw:layer="layout" svg:width="4.699cm" svg:height="1.143cm" svg:x="5.772cm" svg:y="16.267cm">
          <draw:text-box>
            <text:p>Talteknologi</text:p>
          </draw:text-box>
        </draw:frame>
        <draw:frame draw:style-name="gr10" draw:text-style-name="P6" draw:layer="layout" svg:width="5.572cm" svg:height="1.673cm" svg:x="12.395cm" svg:y="8.59cm">
          <draw:text-box>
            <text:p text:style-name="P5">Finansmatematik</text:p>
          </draw:text-box>
        </draw:frame>
        <draw:frame draw:style-name="gr10" draw:text-style-name="P6" draw:layer="layout" svg:width="5.715cm" svg:height="1.673cm" svg:x="10.198cm" svg:y="15.767cm">
          <draw:text-box>
            <text:p text:style-name="P5">Hjärninspirerade</text:p>
            <text:p text:style-name="P5">beräkningar</text:p>
          </draw:text-box>
        </draw:frame>
        <draw:frame draw:style-name="gr11" draw:text-style-name="P3" draw:layer="layout" svg:width="4.507cm" svg:height="1.238cm" svg:x="13.76cm" svg:y="11.338cm">
          <draw:text-box>
            <text:p>Data science</text:p>
          </draw:text-box>
        </draw:frame>
        <draw:frame draw:style-name="gr12" draw:text-style-name="P3" draw:layer="layout" svg:width="5.969cm" svg:height="1.27cm" svg:x="11.576cm" svg:y="13.777cm">
          <draw:text-box>
            <text:p>Beräkningsbiolog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2:39:48.984000689</dc:date>
    <meta:editing-duration>PT49M8S</meta:editing-duration>
    <meta:editing-cycles>7</meta:editing-cycles>
    <meta:generator>LibreOffice/5.1.6.2$Linux_X86_64 LibreOffice_project/10m0$Build-2</meta:generator>
    <meta:document-statistic meta:object-count="20"/>
  </office:meta>
</office:document-meta>
</file>